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0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Nigg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el ulbi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Be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el kär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e Pusk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Kühnem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ius Kharra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 Kü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Hirsk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ze Jero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ej Vencelj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dric Wesl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stan Buchhe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ge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iel kär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bias Kühnem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gej Vencelj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lg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edric Wesl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Bec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aphael Küh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ene Puska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ulbi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Nigg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ze Jerome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ristan Buchheim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rius Kharra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Wolfgang Hirskor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</table:table>
      <table:table table:name="round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iel kärb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Hel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Nigg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edric Wesle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Pusk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Wolfgang Hirskor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Be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rius Kharraz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üh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bias Kühnem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gej Vencelj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ulbi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ristan Buchheim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ze Jerome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aphael Küh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Florian Nigg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ärb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Beck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Hel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Puska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Wolfgang Hirskor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rius Kharraz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edric Wesle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ulbig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bias Kühnemun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ze Jerome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ristan Buchheim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gej Vencelj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4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üh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Helg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ärb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 Nigg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ichael ulbi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Bec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ze Jerome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Hirskor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edric Wesle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orit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ene Puska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rius Kharraz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ühnemun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gej Vencelj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ristan Buchheim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5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üh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ärb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Hel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 Nigg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gej Vencelj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Bec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ze Jerome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ulbi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orit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Wolfgang Hirskor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ene Puska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rius Kharra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edric Wesle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ühnemun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ristan Buchheim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top 16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Be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üh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iel kär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</table:table>
      <table:table table:name="top 4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2T22:15:09.596000000</meta:creation-date>
    <meta:generator>LibreOffice/7.3.4.2$Windows_X86_64 LibreOffice_project/728fec16bd5f605073805c3c9e7c4212a0120dc5</meta:generator>
    <dc:date>2024-07-19T13:53:58.841000000</dc:date>
    <meta:editing-duration>P5DT4H51M55S</meta:editing-duration>
    <meta:editing-cycles>197</meta:editing-cycles>
    <meta:document-statistic meta:table-count="8" meta:cell-count="1184" meta:object-count="0"/>
    <meta:user-defined meta:name="ProgId">Excel.Sheet</meta:user-defined>
  </office:meta>
</office:document-meta>
</file>